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Range_20_Green">
      <style:graphic-properties draw:textarea-vertical-align="middle" draw:auto-grow-height="false" fo:min-height="0.635cm" fo:min-width="0.953cm"/>
    </style:style>
    <style:style style:name="gr2" style:family="graphic" style:parent-style-name="Range_20_Orange">
      <style:graphic-properties draw:textarea-vertical-align="middle" draw:auto-grow-height="false" fo:min-height="0.635cm" fo:min-width="0.635cm"/>
      <style:paragraph-properties style:writing-mode="lr-tb"/>
    </style:style>
    <style:style style:name="gr3" style:family="graphic" style:parent-style-name="Range_20_Green">
      <style:graphic-properties draw:textarea-vertical-align="middle" draw:auto-grow-height="false" fo:min-height="0.635cm" fo:min-width="2.223cm"/>
    </style:style>
    <style:style style:name="gr4" style:family="graphic" style:parent-style-name="Range_20_Green">
      <style:graphic-properties draw:textarea-vertical-align="middle" draw:auto-grow-height="false" fo:min-height="0.635cm" fo:min-width="1.588cm"/>
    </style:style>
    <style:style style:name="gr5" style:family="graphic" style:parent-style-name="Range_20_Green">
      <style:graphic-properties draw:textarea-vertical-align="middle" draw:auto-grow-height="false" fo:min-height="0.635cm" fo:min-width="1.587cm"/>
    </style:style>
    <style:style style:name="gr6" style:family="graphic" style:parent-style-name="Range_20_Blue">
      <style:graphic-properties draw:textarea-vertical-align="middle" draw:auto-grow-height="false" fo:min-height="0.635cm" fo:min-width="1.588cm"/>
      <style:paragraph-properties style:writing-mode="lr-tb"/>
    </style:style>
    <style:style style:name="gr7" style:family="graphic" style:parent-style-name="Range_20_Blue">
      <style:graphic-properties draw:textarea-vertical-align="middle" draw:auto-grow-height="false" fo:min-height="0.635cm" fo:min-width="1.27cm"/>
      <style:paragraph-properties style:writing-mode="lr-tb"/>
    </style:style>
    <style:style style:name="gr8" style:family="graphic" style:parent-style-name="Range_20_Blue">
      <style:graphic-properties draw:textarea-vertical-align="middle" draw:auto-grow-height="false" fo:min-height="0.635cm" fo:min-width="0.953cm"/>
      <style:paragraph-properties style:writing-mode="lr-tb"/>
    </style:style>
    <style:style style:name="gr9" style:family="graphic" style:parent-style-name="Range_20_Orange">
      <style:graphic-properties draw:textarea-vertical-align="middle" draw:auto-grow-height="false" fo:min-height="0.635cm" fo:min-width="0.952cm"/>
      <style:paragraph-properties style:writing-mode="lr-tb"/>
    </style:style>
    <style:style style:name="gr10" style:family="graphic" style:parent-style-name="Range_20_Magenta">
      <style:graphic-properties draw:textarea-vertical-align="middle" draw:auto-grow-height="false" fo:min-height="0.635cm" fo:min-width="1.269cm"/>
    </style:style>
    <style:style style:name="gr11" style:family="graphic" style:parent-style-name="Range_20_Magenta">
      <style:graphic-properties draw:textarea-vertical-align="middle" draw:auto-grow-height="false" fo:min-height="0.635cm" fo:min-width="1.27cm"/>
    </style:style>
    <style:style style:name="gr12" style:family="graphic" style:parent-style-name="Range_20_Green">
      <style:graphic-properties draw:textarea-vertical-align="middle" draw:auto-grow-height="false" fo:min-height="0.635cm" fo:min-width="2.54cm"/>
    </style:style>
    <style:style style:name="gr13" style:family="graphic" style:parent-style-name="Range_20_Green">
      <style:graphic-properties draw:textarea-vertical-align="middle" draw:auto-grow-height="false" fo:min-height="0.635cm" fo:min-width="1.27cm"/>
    </style:style>
    <style:style style:name="gr14" style:family="graphic" style:parent-style-name="Range_20_Blue">
      <style:graphic-properties draw:textarea-vertical-align="middle" draw:auto-grow-height="false" fo:min-height="0.635cm" fo:min-width="2.858cm"/>
      <style:paragraph-properties style:writing-mode="lr-tb"/>
    </style:style>
    <style:style style:name="gr15" style:family="graphic" style:parent-style-name="Range_20_Orange">
      <style:graphic-properties draw:textarea-vertical-align="middle" draw:auto-grow-height="false" fo:min-height="0.635cm" fo:min-width="1.27cm"/>
      <style:paragraph-properties style:writing-mode="lr-tb"/>
    </style:style>
    <style:style style:name="gr16" style:family="graphic" style:parent-style-name="Range_20_Green">
      <style:graphic-properties draw:textarea-vertical-align="middle" draw:auto-grow-height="false" fo:min-height="0.635cm" fo:min-width="5.398cm"/>
    </style:style>
    <style:style style:name="gr17" style:family="graphic" style:parent-style-name="Range">
      <style:graphic-properties draw:textarea-vertical-align="middle" draw:auto-grow-height="false" fo:min-height="0.635cm" fo:min-width="14.288cm"/>
      <style:paragraph-properties style:writing-mode="lr-tb"/>
    </style:style>
    <style:style style:name="gr18" style:family="graphic" style:parent-style-name="Legend">
      <style:graphic-properties draw:textarea-horizontal-align="left" draw:auto-grow-height="true" draw:auto-grow-width="false" fo:min-height="0.635cm" fo:min-width="0cm"/>
      <style:paragraph-properties style:writing-mode="lr-tb"/>
    </style:style>
    <style:style style:name="gr19" style:family="graphic" style:parent-style-name="Legend">
      <style:graphic-properties draw:textarea-horizontal-align="left" draw:auto-grow-height="true" draw:auto-grow-width="false" fo:min-height="0.577cm" fo:min-width="2.452cm"/>
      <style:paragraph-properties style:writing-mode="lr-tb"/>
    </style:style>
    <style:style style:name="gr20" style:family="graphic" style:parent-style-name="Range_20_Yellow">
      <style:graphic-properties draw:textarea-vertical-align="middle" draw:auto-grow-height="false" fo:min-height="0.635cm" fo:min-width="2.858cm"/>
      <style:paragraph-properties style:writing-mode="lr-tb"/>
    </style:style>
    <style:style style:name="gr21" style:family="graphic" style:parent-style-name="Range_20_Yellow">
      <style:graphic-properties draw:textarea-vertical-align="middle" draw:auto-grow-height="false" fo:min-height="0.635cm" fo:min-width="1.588cm"/>
      <style:paragraph-properties style:writing-mode="lr-tb"/>
    </style:style>
    <style:style style:name="gr22" style:family="graphic" style:parent-style-name="Range_20_Yellow">
      <style:graphic-properties draw:textarea-vertical-align="middle" draw:auto-grow-height="false" fo:min-height="0.635cm" fo:min-width="0.953cm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style:text-properties fo:language="en" fo:country="US"/>
    </style:style>
    <style:style style:name="T1" style:family="text">
      <style:text-properties style:font-name="Noto Sans" fo:font-size="10pt" fo:language="en" fo:country="US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0.635cm" svg:x="5.762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15cm" svg:y="4.1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35cm" svg:x="7.667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88cm" svg:height="0.635cm" svg:x="11.477cm" svg:y="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7cm" svg:height="0.635cm" svg:x="15.288cm" svg:y="2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88cm" svg:height="0.635cm" svg:x="8.937cm" svg:y="3.22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88cm" svg:height="0.635cm" svg:x="14.652cm" svg:y="3.22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0.635cm" svg:x="11.477cm" svg:y="3.22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89cm" svg:y="4.1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4.652cm" svg:y="4.17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953cm" svg:height="0.635cm" svg:x="17.51cm" svg:y="3.22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52cm" svg:height="0.635cm" svg:x="17.51cm" svg:y="4.17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6.398cm" svg:y="5.1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14.335cm" svg:y="5.1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17.51cm" svg:y="5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0.635cm" svg:x="14.335cm" svg:y="6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635cm" svg:x="17.51cm" svg:y="6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858cm" svg:height="0.635cm" svg:x="4.492cm" svg:y="3.22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0.635cm" svg:x="4.492cm" svg:y="4.1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4.493cm" svg:y="5.12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0.635cm" svg:x="4.492cm" svg:y="6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4.288cm" svg:height="0.635cm" svg:x="4.492cm" svg:y="1.317cm">
          <text:p text:style-name="P2">Managed Range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833cm" svg:height="0.635cm" svg:x="1.342cm" svg:y="1.317cm">
          <draw:text-box>
            <text:p text:style-name="P3">Managed</text:p>
          </draw:text-box>
        </draw:frame>
        <draw:frame draw:style-name="gr19" draw:text-style-name="P3" draw:layer="layout" svg:width="2.858cm" svg:height="0.577cm" svg:x="1.317cm" svg:y="2.27cm">
          <draw:text-box>
            <text:p text:style-name="P3">Accessibles</text:p>
          </draw:text-box>
        </draw:frame>
        <draw:frame draw:style-name="gr18" draw:text-style-name="P3" draw:layer="layout" svg:width="2.858cm" svg:height="0.635cm" svg:x="1.317cm" svg:y="3.222cm">
          <draw:text-box>
            <text:p text:style-name="P3">Client Requests</text:p>
          </draw:text-box>
        </draw:frame>
        <draw:frame draw:style-name="gr18" draw:text-style-name="P3" draw:layer="layout" svg:width="2.858cm" svg:height="0.635cm" svg:x="1.317cm" svg:y="4.175cm">
          <draw:text-box>
            <text:p text:style-name="P3">Actual Requests</text:p>
          </draw:text-box>
        </draw:frame>
        <draw:custom-shape draw:style-name="gr20" draw:text-style-name="P1" draw:layer="layout" svg:width="2.858cm" svg:height="0.635cm" svg:x="4.492cm" svg:y="7.032cm">
          <text:p text:style-name="P1">1</text:p>
          <draw:enhanced-geometry svg:viewBox="0 0 21600 21600" draw:type="rectangle" draw:enhanced-path="M 0 0 L 21600 0 21600 21600 0 21600 0 0 Z N"/>
        </draw:custom-shape>
        <draw:line draw:style-name="Arrow_20_Dashed" draw:text-style-name="P2" draw:layer="layout" svg:x1="6.715cm" svg:y1="1.317cm" svg:x2="6.715cm" svg:y2="7.667cm">
          <text:p/>
        </draw:line>
        <draw:line draw:style-name="Arrow_20_Dashed" draw:text-style-name="P2" draw:layer="layout" svg:x1="7.35cm" svg:y1="1.317cm" svg:x2="7.35cm" svg:y2="7.667cm">
          <text:p/>
        </draw:line>
        <draw:line draw:style-name="Arrow_20_Dashed" draw:text-style-name="P2" draw:layer="layout" svg:x1="9.89cm" svg:y1="1.317cm" svg:x2="9.89cm" svg:y2="7.667cm">
          <text:p/>
        </draw:line>
        <draw:line draw:style-name="Arrow_20_Dashed" draw:text-style-name="P2" draw:layer="layout" svg:x1="10.525cm" svg:y1="1.317cm" svg:x2="10.525cm" svg:y2="7.667cm">
          <text:p/>
        </draw:line>
        <draw:line draw:style-name="Arrow_20_Dashed" draw:text-style-name="P2" draw:layer="layout" svg:x1="11.477cm" svg:y1="1.317cm" svg:x2="11.477cm" svg:y2="7.667cm">
          <text:p/>
        </draw:line>
        <draw:line draw:style-name="Arrow_20_Dashed" draw:text-style-name="P2" draw:layer="layout" svg:x1="12.747cm" svg:y1="1.317cm" svg:x2="12.747cm" svg:y2="7.667cm">
          <text:p/>
        </draw:line>
        <draw:custom-shape draw:style-name="gr21" draw:text-style-name="P1" draw:layer="layout" svg:width="1.588cm" svg:height="0.635cm" svg:x="14.652cm" svg:y="7.032cm">
          <text:p text:style-name="P1">4</text:p>
          <draw:enhanced-geometry svg:viewBox="0 0 21600 21600" draw:type="rectangle" draw:enhanced-path="M 0 0 L 21600 0 21600 21600 0 21600 0 0 Z N"/>
        </draw:custom-shape>
        <draw:line draw:style-name="Arrow_20_Dashed" draw:text-style-name="P2" draw:layer="layout" svg:x1="14.652cm" svg:y1="1.317cm" svg:x2="14.652cm" svg:y2="7.667cm">
          <text:p/>
        </draw:line>
        <draw:line draw:style-name="Arrow_20_Dashed" draw:text-style-name="P2" draw:layer="layout" svg:x1="15.287cm" svg:y1="1.317cm" svg:x2="15.287cm" svg:y2="7.667cm">
          <text:p/>
        </draw:line>
        <draw:custom-shape draw:style-name="gr22" draw:text-style-name="P1" draw:layer="layout" svg:width="0.953cm" svg:height="0.635cm" svg:x="17.509cm" svg:y="7.032cm">
          <text:p text:style-name="P1">5</text:p>
          <draw:enhanced-geometry svg:viewBox="0 0 21600 21600" draw:type="rectangle" draw:enhanced-path="M 0 0 L 21600 0 21600 21600 0 21600 0 0 Z N"/>
        </draw:custom-shape>
        <draw:line draw:style-name="Arrow_20_Dashed" draw:text-style-name="P2" draw:layer="layout" svg:x1="17.51cm" svg:y1="1.317cm" svg:x2="17.51cm" svg:y2="7.667cm">
          <text:p/>
        </draw:line>
        <draw:line draw:style-name="Arrow_20_Dashed" draw:text-style-name="P2" draw:layer="layout" svg:x1="18.462cm" svg:y1="1.317cm" svg:x2="18.462cm" svg:y2="7.667cm">
          <text:p/>
        </draw:line>
        <draw:frame draw:style-name="gr18" draw:text-style-name="P3" draw:layer="layout" svg:width="2.858cm" svg:height="0.635cm" svg:x="1.317cm" svg:y="5.127cm">
          <draw:text-box>
            <text:p text:style-name="P3"><text:span text:style-name="T1">Server Reads </text:span><text:span text:style-name="T2">i.e.</text:span></text:p>
          </draw:text-box>
        </draw:frame>
        <draw:frame draw:style-name="gr18" draw:text-style-name="P3" draw:layer="layout" svg:width="2.858cm" svg:height="0.635cm" svg:x="1.317cm" svg:y="6.08cm">
          <draw:text-box>
            <text:p text:style-name="P3">New Accessibles</text:p>
          </draw:text-box>
        </draw:frame>
        <draw:line draw:style-name="Arrow_20_Dashed" draw:text-style-name="P2" draw:layer="layout" svg:x1="7.667cm" svg:y1="1.317cm" svg:x2="7.667cm" svg:y2="7.667cm">
          <text:p/>
        </draw:line>
        <draw:frame draw:style-name="gr18" draw:text-style-name="P3" draw:layer="layout" svg:width="2.858cm" svg:height="0.635cm" svg:x="1.317cm" svg:y="7.032cm">
          <draw:text-box>
            <text:p text:style-name="P3">Fulfilled</text:p>
          </draw:text-box>
        </draw:frame>
        <draw:line draw:style-name="Arrow_20_Dashed" draw:text-style-name="P2" draw:layer="layout" svg:x1="5.762cm" svg:y1="1.317cm" svg:x2="5.762cm" svg:y2="7.6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1-03-27T19:33:05.792207182</dc:date>
    <meta:editing-duration>PT59M54S</meta:editing-duration>
    <meta:editing-cycles>8</meta:editing-cycles>
    <meta:generator>LibreOffice/7.1.1.2$Linux_X86_64 LibreOffice_project/10$Build-2</meta:generator>
    <meta:document-statistic meta:object-count="44"/>
  </office:meta>
</office:document-meta>
</file>